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language="fr" fo:country="CA"/>
    </style:style>
    <style:style style:name="P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Arial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user" style:family="paragraph">
      <style:paragraph-properties fo:text-align="center"/>
      <style:text-properties style:font-name="Arial"/>
    </style:style>
    <style:style style:name="P29" style:parent-style-name="Standarduser" style:family="paragraph">
      <style:paragraph-properties fo:text-align="center"/>
      <style:text-properties style:font-name="Arial"/>
    </style:style>
    <style:style style:name="P30" style:parent-style-name="Standarduser" style:family="paragraph">
      <style:paragraph-properties fo:text-align="center"/>
      <style:text-properties style:font-name="Arial"/>
    </style:style>
    <style:style style:name="P31" style:parent-style-name="Standarduser" style:family="paragraph">
      <style:paragraph-properties fo:text-align="center"/>
      <style:text-properties style:font-name="Arial"/>
    </style:style>
    <style:style style:name="P32" style:parent-style-name="Standarduser" style:family="paragraph">
      <style:paragraph-properties fo:text-align="center"/>
      <style:text-properties style:font-name="Arial"/>
    </style:style>
    <style:style style:name="P33" style:parent-style-name="Standarduser" style:family="paragraph">
      <style:paragraph-properties fo:text-align="center"/>
      <style:text-properties style:font-name="Arial"/>
    </style:style>
    <style:style style:name="P34" style:parent-style-name="Standarduser" style:family="paragraph">
      <style:paragraph-properties fo:text-align="center"/>
      <style:text-properties style:font-name="Arial"/>
    </style:style>
    <style:style style:name="P35" style:parent-style-name="Standarduser" style:family="paragraph">
      <style:paragraph-properties fo:text-align="center"/>
      <style:text-properties style:font-name="Arial"/>
    </style:style>
    <style:style style:name="P36" style:parent-style-name="Standarduser" style:family="paragraph">
      <style:paragraph-properties fo:text-align="center"/>
      <style:text-properties style:font-name="Arial" fo:background-color="#FFFF00"/>
    </style:style>
    <style:style style:name="P37" style:parent-style-name="Standard" style:family="paragraph">
      <style:paragraph-properties fo:text-align="center"/>
      <style:text-properties style:font-name="Arial" fo:background-color="#FFFF00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  <style:text-properties style:font-name="Arial"/>
    </style:style>
    <style:style style:name="P41" style:parent-style-name="Standard" style:family="paragraph">
      <style:paragraph-properties fo:text-align="center"/>
      <style:text-properties style:font-name="Arial"/>
    </style:style>
    <style:style style:name="P42" style:parent-style-name="Standard" style:family="paragraph">
      <style:paragraph-properties fo:text-align="center"/>
      <style:text-properties style:font-name="Arial"/>
    </style:style>
    <style:style style:name="P43" style:parent-style-name="Standard" style:family="paragraph">
      <style:paragraph-properties fo:text-align="center"/>
      <style:text-properties style:font-name="Arial"/>
    </style:style>
    <style:style style:name="P44" style:parent-style-name="Standard" style:family="paragraph">
      <style:paragraph-properties fo:text-align="center"/>
      <style:text-properties style:font-name="Arial"/>
    </style:style>
    <style:style style:name="P45" style:parent-style-name="Standard" style:family="paragraph">
      <style:paragraph-properties fo:text-align="center"/>
      <style:text-properties style:font-name="Arial"/>
    </style:style>
    <style:style style:name="P4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47" style:parent-style-name="Standard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Standard" style:family="paragraph">
      <style:text-properties style:font-name="Arial"/>
    </style:style>
    <style:style style:name="P49" style:parent-style-name="Standard" style:family="paragraph">
      <style:paragraph-properties fo:text-align="justify" fo:text-indent="0.4902in"/>
    </style:style>
    <style:style style:name="T50" style:parent-style-name="DefaultParagraphFont" style:family="text">
      <style:text-properties style:font-name="Arial"/>
    </style:style>
    <style:style style:name="T51" style:parent-style-name="DefaultParagraphFont" style:family="text">
      <style:text-properties style:font-name="Arial"/>
    </style:style>
    <style:style style:name="T52" style:parent-style-name="DefaultParagraphFont" style:family="text">
      <style:text-properties style:font-name="Arial"/>
    </style:style>
    <style:style style:name="T53" style:parent-style-name="DefaultParagraphFont" style:family="text">
      <style:text-properties style:font-name="Arial"/>
    </style:style>
    <style:style style:name="P54" style:parent-style-name="Standard" style:family="paragraph">
      <style:paragraph-properties fo:text-align="justify"/>
    </style:style>
    <style:style style:name="P55" style:parent-style-name="Standard" style:family="paragraph">
      <style:paragraph-properties fo:text-align="justify" fo:text-indent="0.4902in"/>
    </style:style>
    <style:style style:name="T56" style:parent-style-name="DefaultParagraphFont" style:family="text">
      <style:text-properties style:font-name="Arial"/>
    </style:style>
    <style:style style:name="T57" style:parent-style-name="DefaultParagraphFont" style:family="text">
      <style:text-properties style:font-name="Arial"/>
    </style:style>
    <style:style style:name="T58" style:parent-style-name="DefaultParagraphFont" style:family="text">
      <style:text-properties style:font-name="Arial"/>
    </style:style>
    <style:style style:name="T59" style:parent-style-name="DefaultParagraphFont" style:family="text">
      <style:text-properties style:font-name="Arial" fo:font-style="italic" style:font-style-asian="italic"/>
    </style:style>
    <style:style style:name="T60" style:parent-style-name="DefaultParagraphFont" style:family="text">
      <style:text-properties style:font-name="Arial"/>
    </style:style>
    <style:style style:name="T61" style:parent-style-name="DefaultParagraphFont" style:family="text">
      <style:text-properties style:font-name="Arial"/>
    </style:style>
    <style:style style:name="T62" style:parent-style-name="DefaultParagraphFont" style:family="text">
      <style:text-properties style:font-name="Arial"/>
    </style:style>
    <style:style style:name="T63" style:parent-style-name="DefaultParagraphFont" style:family="text">
      <style:text-properties style:font-name="Arial"/>
    </style:style>
    <style:style style:name="T64" style:parent-style-name="DefaultParagraphFont" style:family="text">
      <style:text-properties style:font-name="Arial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 fo:text-indent="0.4902in"/>
    </style:style>
    <style:style style:name="T67" style:parent-style-name="DefaultParagraphFont" style:family="text">
      <style:text-properties style:font-name="Arial"/>
    </style:style>
    <style:style style:name="T68" style:parent-style-name="DefaultParagraphFont" style:family="text">
      <style:text-properties style:font-name="Arial"/>
    </style:style>
    <style:style style:name="T69" style:parent-style-name="DefaultParagraphFont" style:family="text">
      <style:text-properties style:font-name="Arial"/>
    </style:style>
    <style:style style:name="T70" style:parent-style-name="DefaultParagraphFont" style:family="text">
      <style:text-properties style:font-name="Arial"/>
    </style:style>
    <style:style style:name="T71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72" style:parent-style-name="DefaultParagraphFont" style:family="text">
      <style:text-properties style:font-name="Arial" style:font-style-complex="italic" fo:language="fr" fo:country="CA"/>
    </style:style>
    <style:style style:name="T73" style:parent-style-name="DefaultParagraphFont" style:family="text">
      <style:text-properties style:font-name="Arial" style:font-style-complex="italic" fo:language="fr" fo:country="CA"/>
    </style:style>
    <style:style style:name="T74" style:parent-style-name="DefaultParagraphFont" style:family="text">
      <style:text-properties style:font-name="Arial" style:font-style-complex="italic" fo:language="fr" fo:country="CA"/>
    </style:style>
    <style:style style:name="T75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7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77" style:parent-style-name="DefaultParagraphFont" style:family="text">
      <style:text-properties style:font-name="Arial" style:font-style-complex="italic" fo:language="fr" fo:country="CA"/>
    </style:style>
    <style:style style:name="T78" style:parent-style-name="DefaultParagraphFont" style:family="text">
      <style:text-properties style:font-name="Arial" style:font-style-complex="italic" fo:language="fr" fo:country="CA"/>
    </style:style>
    <style:style style:name="T79" style:parent-style-name="DefaultParagraphFont" style:family="text">
      <style:text-properties style:font-name="Arial" style:font-style-complex="italic" fo:language="fr" fo:country="CA"/>
    </style:style>
    <style:style style:name="T80" style:parent-style-name="DefaultParagraphFont" style:family="text">
      <style:text-properties style:font-name="Arial" style:font-style-complex="italic" fo:language="fr" fo:country="CA"/>
    </style:style>
    <style:style style:name="T81" style:parent-style-name="DefaultParagraphFont" style:family="text">
      <style:text-properties style:font-name="Arial" style:font-style-complex="italic" fo:language="fr" fo:country="CA"/>
    </style:style>
    <style:style style:name="P82" style:parent-style-name="Standard" style:family="paragraph">
      <style:paragraph-properties fo:text-align="justify"/>
    </style:style>
    <style:style style:name="P83" style:parent-style-name="Standard" style:family="paragraph">
      <style:paragraph-properties fo:text-align="justify" fo:text-indent="0.4902in"/>
    </style:style>
    <style:style style:name="T84" style:parent-style-name="DefaultParagraphFont" style:family="text">
      <style:text-properties style:font-name="Arial" style:font-style-complex="italic" fo:language="fr" fo:country="CA"/>
    </style:style>
    <style:style style:name="T85" style:parent-style-name="DefaultParagraphFont" style:family="text">
      <style:text-properties style:font-name="Arial" style:font-style-complex="italic" fo:language="fr" fo:country="CA"/>
    </style:style>
    <style:style style:name="T86" style:parent-style-name="DefaultParagraphFont" style:family="text">
      <style:text-properties style:font-name="Arial" style:font-style-complex="italic" fo:language="fr" fo:country="CA"/>
    </style:style>
    <style:style style:name="T87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88" style:parent-style-name="DefaultParagraphFont" style:family="text">
      <style:text-properties style:font-name="Arial" style:font-style-complex="italic" fo:language="fr" fo:country="CA"/>
    </style:style>
    <style:style style:name="T89" style:parent-style-name="DefaultParagraphFont" style:family="text">
      <style:text-properties style:font-name="Arial" style:font-style-complex="italic" fo:language="fr" fo:country="CA"/>
    </style:style>
    <style:style style:name="T9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91" style:parent-style-name="DefaultParagraphFont" style:family="text">
      <style:text-properties style:font-name="Arial" style:font-style-complex="italic" fo:language="fr" fo:country="CA"/>
    </style:style>
    <style:style style:name="T92" style:parent-style-name="DefaultParagraphFont" style:family="text">
      <style:text-properties style:font-name="Arial" style:font-style-complex="italic" fo:language="fr" fo:country="CA"/>
    </style:style>
    <style:style style:name="T93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94" style:parent-style-name="DefaultParagraphFont" style:family="text">
      <style:text-properties style:font-name="Arial" style:font-style-complex="italic" fo:language="fr" fo:country="CA"/>
    </style:style>
    <style:style style:name="T95" style:parent-style-name="DefaultParagraphFont" style:family="text">
      <style:text-properties style:font-name="Arial" style:font-style-complex="italic" fo:language="fr" fo:country="CA"/>
    </style:style>
    <style:style style:name="T9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97" style:parent-style-name="DefaultParagraphFont" style:family="text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fr" fo:country="CA"/>
    </style:style>
    <style:style style:name="T98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99" style:parent-style-name="DefaultParagraphFont" style:family="text">
      <style:text-properties style:font-name="Arial" style:font-style-complex="italic" fo:language="fr" fo:country="CA"/>
    </style:style>
    <style:style style:name="T100" style:parent-style-name="DefaultParagraphFont" style:family="text">
      <style:text-properties style:font-name="Arial" style:font-style-complex="italic" fo:language="fr" fo:country="CA"/>
    </style:style>
    <style:style style:name="T101" style:parent-style-name="DefaultParagraphFont" style:family="text">
      <style:text-properties style:font-name="Arial" style:font-style-complex="italic" fo:language="fr" fo:country="CA"/>
    </style:style>
    <style:style style:name="T102" style:parent-style-name="DefaultParagraphFont" style:family="text">
      <style:text-properties style:font-name="Arial" style:font-style-complex="italic" fo:language="fr" fo:country="CA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 fo:text-indent="0.4902in"/>
    </style:style>
    <style:style style:name="T105" style:parent-style-name="DefaultParagraphFont" style:family="text">
      <style:text-properties style:font-name="Arial" style:font-style-complex="italic" fo:language="fr" fo:country="CA"/>
    </style:style>
    <style:style style:name="T10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107" style:parent-style-name="DefaultParagraphFont" style:family="text">
      <style:text-properties style:font-name="Arial" style:font-style-complex="italic" fo:language="fr" fo:country="CA"/>
    </style:style>
    <style:style style:name="T108" style:parent-style-name="DefaultParagraphFont" style:family="text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09" style:parent-style-name="Standard" style:family="paragraph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10" style:parent-style-name="Standard" style:family="paragraph">
      <style:paragraph-properties fo:margin-left="0.5in">
        <style:tab-stops/>
      </style:paragraph-properties>
      <style:text-properties style:font-name="Arial" style:font-style-complex="italic" fo:language="fr" fo:country="CA"/>
    </style:style>
    <style:style style:name="P111" style:parent-style-name="Standard" style:family="paragraph">
      <style:paragraph-properties fo:margin-left="0.5in">
        <style:tab-stops/>
      </style:paragraph-properties>
      <style:text-properties style:font-name="Arial" style:font-style-complex="italic" fo:language="fr" fo:country="CA"/>
    </style:style>
    <style:style style:name="P112" style:parent-style-name="Standard" style:list-style-name="LFO1" style:family="paragraph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fr" fo:country="CA"/>
    </style:style>
    <style:style style:name="P113" style:parent-style-name="Standard" style:list-style-name="LFO1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14" style:parent-style-name="Standard" style:list-style-name="LFO1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15" style:parent-style-name="Standard" style:list-style-name="LFO1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16" style:parent-style-name="Standard" style:list-style-name="LFO1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17" style:parent-style-name="Standard" style:family="paragraph">
      <style:text-properties style:font-name="Arial" style:font-style-complex="italic" fo:language="fr" fo:country="CA"/>
    </style:style>
    <style:style style:name="P118" style:parent-style-name="Standard" style:family="paragraph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19" style:parent-style-name="Standard" style:family="paragraph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20" style:parent-style-name="Standard" style:family="paragraph">
      <style:paragraph-properties fo:margin-left="0.5in">
        <style:tab-stops/>
      </style:paragraph-properties>
      <style:text-properties style:font-name="Arial" style:font-style-complex="italic" fo:language="fr" fo:country="CA"/>
    </style:style>
    <style:style style:name="P121" style:parent-style-name="Standard" style:list-style-name="LFO1" style:family="paragraph"/>
    <style:style style:name="T122" style:parent-style-name="DefaultParagraphFont" style:family="text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fr" fo:country="CA"/>
    </style:style>
    <style:style style:name="P123" style:parent-style-name="Standard" style:list-style-name="LFO1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24" style:parent-style-name="Standard" style:family="paragraph">
      <style:paragraph-properties fo:margin-left="1.5in">
        <style:tab-stops/>
      </style:paragraph-properties>
      <style:text-properties style:font-name="Arial" style:font-style-complex="italic" fo:language="fr" fo:country="CA"/>
    </style:style>
    <style:style style:name="P125" style:parent-style-name="Standard" style:family="paragraph">
      <style:paragraph-properties fo:margin-left="1.5in">
        <style:tab-stops/>
      </style:paragraph-properties>
      <style:text-properties style:font-name="Arial" fo:font-weight="bold" style:font-weight-asian="bold" style:font-weight-complex="bold" style:font-style-complex="italic" fo:language="fr" fo:country="CA"/>
    </style:style>
    <style:style style:name="P126" style:parent-style-name="Standard" style:family="paragraph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27" style:parent-style-name="Standard" style:family="paragraph">
      <style:paragraph-properties fo:margin-left="1.5in">
        <style:tab-stops/>
      </style:paragraph-properties>
      <style:text-properties style:font-name="Arial" fo:font-weight="bold" style:font-weight-asian="bold" style:font-weight-complex="bold" style:font-style-complex="italic" fo:language="fr" fo:country="CA"/>
    </style:style>
    <style:style style:name="P128" style:parent-style-name="Standard" style:family="paragraph">
      <style:paragraph-properties fo:margin-left="0.5in">
        <style:tab-stops/>
      </style:paragraph-properties>
      <style:text-properties style:font-name="Arial" style:font-style-complex="italic" fo:language="fr" fo:country="CA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name="Arial" style:font-style-complex="italic" fo:language="fr" fo:country="CA"/>
    </style:style>
    <style:style style:name="P130" style:parent-style-name="Standard" style:list-style-name="LFO2" style:family="paragraph">
      <style:text-properties style:font-name="Arial" fo:font-style="italic" style:font-style-asian="italic" style:font-style-complex="italic" style:text-underline-type="single" style:text-underline-style="solid" style:text-underline-width="auto" style:text-underline-mode="continuous" fo:language="fr" fo:country="CA"/>
    </style:style>
    <style:style style:name="P131" style:parent-style-name="Standard" style:list-style-name="LFO2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32" style:parent-style-name="Standard" style:family="paragraph">
      <style:paragraph-properties fo:margin-left="1.5in">
        <style:tab-stops/>
      </style:paragraph-properties>
      <style:text-properties style:font-name="Arial" style:font-style-complex="italic" fo:language="fr" fo:country="CA"/>
    </style:style>
    <style:style style:name="P133" style:parent-style-name="Standard" style:family="paragraph">
      <style:text-properties style:font-name="Arial" style:font-style-complex="italic" fo:language="fr" fo:country="CA"/>
    </style:style>
    <style:style style:name="P134" style:parent-style-name="Standard" style:list-style-name="LFO2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35" style:parent-style-name="Standard" style:family="paragraph">
      <style:paragraph-properties fo:margin-left="1.5in">
        <style:tab-stops/>
      </style:paragraph-properties>
      <style:text-properties style:font-name="Arial" style:font-style-complex="italic" fo:language="fr" fo:country="CA"/>
    </style:style>
    <style:style style:name="P136" style:parent-style-name="Standard" style:family="paragraph">
      <style:paragraph-properties fo:margin-left="1.5in">
        <style:tab-stops/>
      </style:paragraph-properties>
      <style:text-properties style:font-name="Arial" style:font-style-complex="italic" fo:language="fr" fo:country="CA"/>
    </style:style>
    <style:style style:name="P137" style:parent-style-name="Standard" style:list-style-name="LFO2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38" style:parent-style-name="Standard" style:family="paragraph">
      <style:paragraph-properties fo:margin-left="1.4708in">
        <style:tab-stops/>
      </style:paragraph-properties>
      <style:text-properties style:font-name="Arial" style:font-style-complex="italic" fo:language="fr" fo:country="CA"/>
    </style:style>
    <style:style style:name="P139" style:parent-style-name="Standard" style:family="paragraph">
      <style:paragraph-properties fo:margin-left="1.4708in">
        <style:tab-stops/>
      </style:paragraph-properties>
      <style:text-properties style:font-name="Arial" style:font-style-complex="italic" fo:language="fr" fo:country="CA"/>
    </style:style>
    <style:style style:name="P140" style:parent-style-name="Standard" style:list-style-name="LFO2" style:family="paragraph">
      <style:text-properties style:font-name="Arial" fo:font-weight="bold" style:font-weight-asian="bold" style:font-weight-complex="bold" style:font-style-complex="italic" fo:language="fr" fo:country="CA"/>
    </style:style>
    <style:style style:name="P141" style:parent-style-name="Standard" style:family="paragraph">
      <style:paragraph-properties fo:margin-left="1.5in">
        <style:tab-stops/>
      </style:paragraph-properties>
      <style:text-properties style:font-name="Arial" style:font-style-complex="italic" fo:language="fr" fo:country="CA"/>
    </style:style>
    <style:style style:name="P142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43" style:parent-style-name="DefaultParagraphFont" style:family="text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44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45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46" style:parent-style-name="Standard" style:list-style-name="LFO3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47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48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49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0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1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2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3" style:parent-style-name="Standard" style:list-style-name="LFO3" style:family="paragraph"/>
    <style:style style:name="T154" style:parent-style-name="DefaultParagraphFont" style:family="text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5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fo:language="fr" fo:country="CA"/>
    </style:style>
    <style:style style:name="P156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57" style:parent-style-name="DefaultParagraphFont" style:family="text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58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59" style:parent-style-name="DefaultParagraphFont" style:family="text">
      <style:text-properties style:font-name="Arial" style:font-style-complex="italic" fo:font-size="13pt" style:font-size-asian="13pt" style:font-size-complex="13pt" fo:language="fr" fo:country="CA"/>
    </style:style>
    <style:style style:name="P160" style:parent-style-name="Standard" style:list-style-name="LFO3" style:family="paragraph"/>
    <style:style style:name="T161" style:parent-style-name="DefaultParagraphFont" style:family="text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 fo:language="fr" fo:country="CA"/>
    </style:style>
    <style:style style:name="P162" style:parent-style-name="Standard" style:list-style-name="LFO3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63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64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65" style:parent-style-name="Standard" style:list-style-name="LFO3" style:family="paragraph"/>
    <style:style style:name="T166" style:parent-style-name="DefaultParagraphFont" style:family="text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67" style:parent-style-name="Standard" style:family="paragraph">
      <style:paragraph-properties fo:margin-left="0.9805in">
        <style:tab-stops/>
      </style:paragraph-properties>
      <style:text-properties style:font-name="Arial" style:font-style-complex="italic" fo:font-size="13pt" style:font-size-asian="13pt" style:font-size-complex="13pt" fo:language="fr" fo:country="CA"/>
    </style:style>
    <style:style style:name="P168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69" style:parent-style-name="Normal" style:family="paragraph">
      <style:paragraph-properties fo:break-before="page"/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 fo:hyphenate="true"/>
    </style:style>
    <style:style style:name="P170" style:parent-style-name="Standard" style:family="paragraph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71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72" style:parent-style-name="DefaultParagraphFont" style:family="text">
      <style:text-properties style:font-name="Arial" style:font-style-complex="italic" fo:font-size="13pt" style:font-size-asian="13pt" style:font-size-complex="13pt" fo:language="fr" fo:country="CA"/>
    </style:style>
    <style:style style:name="T173" style:parent-style-name="DefaultParagraphFont" style:family="text">
      <style:text-properties style:font-name="Arial" style:font-style-complex="italic" fo:font-size="13pt" style:font-size-asian="13pt" style:font-size-complex="13pt" fo:language="fr" fo:country="CA"/>
    </style:style>
    <style:style style:name="P174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 fo:language="fr" fo:country="CA"/>
    </style:style>
    <style:style style:name="P175" style:parent-style-name="Standard" style:list-style-name="LFO3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76" style:parent-style-name="Standard" style:family="paragraph">
      <style:paragraph-properties fo:margin-left="0.9805in">
        <style:tab-stops/>
      </style:paragraph-properties>
      <style:text-properties style:font-name="Arial" style:font-style-complex="italic" fo:font-size="13pt" style:font-size-asian="13pt" style:font-size-complex="13pt" fo:language="fr" fo:country="CA"/>
    </style:style>
    <style:style style:name="P177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78" style:parent-style-name="DefaultParagraphFont" style:family="text">
      <style:text-properties style:font-name="Arial" fo:font-weight="bold" style:font-weight-asian="bold" style:font-weight-complex="bold" style:font-style-complex="italic" fo:font-size="14pt" style:font-size-asian="14pt" style:font-size-complex="14pt" fo:language="fr" fo:country="CA"/>
    </style:style>
    <style:style style:name="P179" style:parent-style-name="Standard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T180" style:parent-style-name="DefaultParagraphFont" style:family="text">
      <style:text-properties style:font-name="Arial" style:font-style-complex="italic" fo:font-size="13pt" style:font-size-asian="13pt" style:font-size-complex="13pt" fo:language="fr" fo:country="CA"/>
    </style:style>
    <style:style style:name="P181" style:parent-style-name="Standard" style:list-style-name="LFO3" style:family="paragraph">
      <style:text-properties style:font-name="Arial" fo:font-style="italic" style:font-style-asian="italic" style:font-style-complex="italic" fo:font-size="13pt" style:font-size-asian="13pt" style:font-size-complex="13pt" style:text-underline-type="single" style:text-underline-style="solid" style:text-underline-width="auto" style:text-underline-mode="continuous" fo:language="fr" fo:country="CA"/>
    </style:style>
    <style:style style:name="P182" style:parent-style-name="Standard" style:list-style-name="LFO3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83" style:parent-style-name="Standard" style:family="paragraph">
      <style:paragraph-properties fo:margin-left="0.9805in">
        <style:tab-stops/>
      </style:paragraph-properties>
      <style:text-properties style:font-name="Arial" style:font-style-complex="italic" fo:font-size="13pt" style:font-size-asian="13pt" style:font-size-complex="13pt" fo:language="fr" fo:country="CA"/>
    </style:style>
    <style:style style:name="P184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85" style:parent-style-name="Standard" style:list-style-name="LFO3" style:family="paragraph">
      <style:text-properties style:font-name="Arial" fo:font-weight="bold" style:font-weight-asian="bold" style:font-weight-complex="bold" style:font-style-complex="italic" fo:font-size="13pt" style:font-size-asian="13pt" style:font-size-complex="13pt" fo:language="fr" fo:country="CA"/>
    </style:style>
    <style:style style:name="P186" style:parent-style-name="Standard" style:family="paragraph">
      <style:paragraph-properties fo:margin-left="0.9805in">
        <style:tab-stops/>
      </style:paragraph-properties>
      <style:text-properties style:font-name="Arial" style:font-style-complex="italic" fo:font-size="13pt" style:font-size-asian="13pt" style:font-size-complex="13pt" fo:language="fr" fo:country="CA"/>
    </style:style>
    <style:style style:name="P187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88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89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0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1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2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3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4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5" style:parent-style-name="Standard" style:family="paragraph">
      <style:text-properties style:font-name="Arial" style:font-style-complex="italic" fo:font-size="13pt" style:font-size-asian="13pt" style:font-size-complex="13pt" fo:language="fr" fo:country="CA"/>
    </style:style>
    <style:style style:name="P196" style:parent-style-name="Standard" style:family="paragraph">
      <style:text-properties style:font-name="Arial"/>
    </style:style>
    <style:style style:name="P197" style:parent-style-name="Normal" style:family="paragraph">
      <style:paragraph-properties fo:break-before="page"/>
      <style:text-properties style:font-name="Arial" fo:font-weight="bold" style:font-weight-asian="bold" style:font-weight-complex="bold" fo:font-size="14pt" style:font-size-asian="14pt" style:font-size-complex="14pt" fo:hyphenate="true"/>
    </style:style>
    <style:style style:name="P198" style:parent-style-name="Standard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99" style:parent-style-name="Standard" style:family="paragraph">
      <style:paragraph-properties fo:text-align="justify"/>
      <style:text-properties style:font-name="Arial"/>
    </style:style>
    <style:style style:name="P200" style:parent-style-name="Standard" style:family="paragraph">
      <style:paragraph-properties fo:text-align="justify"/>
    </style:style>
    <style:style style:name="T201" style:parent-style-name="DefaultParagraphFont" style:family="text">
      <style:text-properties style:font-name="Arial" fo:language="fr" fo:country="CA"/>
    </style:style>
    <style:style style:name="T202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03" style:parent-style-name="DefaultParagraphFont" style:family="text">
      <style:text-properties style:font-name="Arial" fo:language="fr" fo:country="CA"/>
    </style:style>
    <style:style style:name="T204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05" style:parent-style-name="DefaultParagraphFont" style:family="text">
      <style:text-properties style:font-name="Arial" fo:language="fr" fo:country="CA"/>
    </style:style>
    <style:style style:name="T20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07" style:parent-style-name="DefaultParagraphFont" style:family="text">
      <style:text-properties style:font-name="Arial" fo:language="fr" fo:country="CA"/>
    </style:style>
    <style:style style:name="T208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09" style:parent-style-name="DefaultParagraphFont" style:family="text">
      <style:text-properties style:font-name="Arial" fo:language="fr" fo:country="CA"/>
    </style:style>
    <style:style style:name="T21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11" style:parent-style-name="DefaultParagraphFont" style:family="text">
      <style:text-properties style:font-name="Arial" fo:language="fr" fo:country="CA"/>
    </style:style>
    <style:style style:name="T212" style:parent-style-name="DefaultParagraphFont" style:family="text">
      <style:text-properties style:font-name="Arial" fo:font-style="italic" style:font-style-asian="italic" fo:language="fr" fo:country="CA"/>
    </style:style>
    <style:style style:name="T213" style:parent-style-name="DefaultParagraphFont" style:family="text">
      <style:text-properties style:font-name="Arial" fo:language="fr" fo:country="CA"/>
    </style:style>
    <style:style style:name="T214" style:parent-style-name="DefaultParagraphFont" style:family="text">
      <style:text-properties style:font-name="Arial" fo:language="fr" fo:country="CA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/>
    </style:style>
    <style:style style:name="T217" style:parent-style-name="DefaultParagraphFont" style:family="text">
      <style:text-properties style:font-name="Arial" fo:language="fr" fo:country="CA"/>
    </style:style>
    <style:style style:name="T218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19" style:parent-style-name="DefaultParagraphFont" style:family="text">
      <style:text-properties style:font-name="Arial" fo:language="fr" fo:country="CA"/>
    </style:style>
    <style:style style:name="T22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21" style:parent-style-name="DefaultParagraphFont" style:family="text">
      <style:text-properties style:font-name="Arial" fo:language="fr" fo:country="CA"/>
    </style:style>
    <style:style style:name="T222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23" style:parent-style-name="DefaultParagraphFont" style:family="text">
      <style:text-properties style:font-name="Arial" fo:language="fr" fo:country="CA"/>
    </style:style>
    <style:style style:name="T224" style:parent-style-name="DefaultParagraphFont" style:family="text">
      <style:text-properties style:font-name="Arial" fo:language="fr" fo:country="CA"/>
    </style:style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style:font-name="Arial" fo:language="fr" fo:country="CA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Arial" fo:language="fr" fo:country="CA"/>
    </style:style>
    <style:style style:name="T229" style:parent-style-name="DefaultParagraphFont" style:family="text">
      <style:text-properties style:font-name="Arial" fo:font-style="italic" style:font-style-asian="italic" fo:language="fr" fo:country="CA"/>
    </style:style>
    <style:style style:name="T230" style:parent-style-name="DefaultParagraphFont" style:family="text">
      <style:text-properties style:font-name="Arial" fo:language="fr" fo:country="CA"/>
    </style:style>
    <style:style style:name="T231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32" style:parent-style-name="DefaultParagraphFont" style:family="text">
      <style:text-properties style:font-name="Arial" fo:language="fr" fo:country="CA"/>
    </style:style>
    <style:style style:name="T233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34" style:parent-style-name="DefaultParagraphFont" style:family="text">
      <style:text-properties style:font-name="Arial" fo:language="fr" fo:country="CA"/>
    </style:style>
    <style:style style:name="T235" style:parent-style-name="DefaultParagraphFont" style:family="text">
      <style:text-properties style:font-name="Arial" fo:font-style="italic" style:font-style-asian="italic" fo:language="fr" fo:country="CA"/>
    </style:style>
    <style:style style:name="T236" style:parent-style-name="DefaultParagraphFont" style:family="text">
      <style:text-properties style:font-name="Arial" fo:language="fr" fo:country="CA"/>
    </style:style>
    <style:style style:name="T237" style:parent-style-name="DefaultParagraphFont" style:family="text">
      <style:text-properties style:font-name="Arial" fo:font-style="italic" style:font-style-asian="italic" fo:language="fr" fo:country="CA"/>
    </style:style>
    <style:style style:name="T238" style:parent-style-name="DefaultParagraphFont" style:family="text">
      <style:text-properties style:font-name="Arial" fo:font-style="italic" style:font-style-asian="italic" fo:language="fr" fo:country="CA"/>
    </style:style>
    <style:style style:name="T239" style:parent-style-name="DefaultParagraphFont" style:family="text">
      <style:text-properties style:font-name="Arial" fo:language="fr" fo:country="CA"/>
    </style:style>
    <style:style style:name="T24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41" style:parent-style-name="DefaultParagraphFont" style:family="text">
      <style:text-properties style:font-name="Arial" fo:language="fr" fo:country="CA"/>
    </style:style>
    <style:style style:name="P242" style:parent-style-name="Standard" style:family="paragraph">
      <style:paragraph-properties fo:text-align="justify"/>
      <style:text-properties style:font-name="Arial" fo:language="fr" fo:country="CA"/>
    </style:style>
    <style:style style:name="P243" style:parent-style-name="Standard" style:family="paragraph">
      <style:paragraph-properties fo:text-align="justify" fo:text-indent="0.4902in"/>
    </style:style>
    <style:style style:name="T244" style:parent-style-name="DefaultParagraphFont" style:family="text">
      <style:text-properties style:font-name="Arial" fo:language="fr" fo:country="CA"/>
    </style:style>
    <style:style style:name="T245" style:parent-style-name="DefaultParagraphFont" style:family="text">
      <style:text-properties style:font-name="Arial" fo:language="fr" fo:country="CA"/>
    </style:style>
    <style:style style:name="T24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47" style:parent-style-name="DefaultParagraphFont" style:family="text">
      <style:text-properties style:font-name="Arial" fo:language="fr" fo:country="CA"/>
    </style:style>
    <style:style style:name="T248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49" style:parent-style-name="DefaultParagraphFont" style:family="text">
      <style:text-properties style:font-name="Arial" fo:language="fr" fo:country="CA"/>
    </style:style>
    <style:style style:name="T25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51" style:parent-style-name="DefaultParagraphFont" style:family="text">
      <style:text-properties style:font-name="Arial" fo:language="fr" fo:country="CA"/>
    </style:style>
    <style:style style:name="T252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53" style:parent-style-name="DefaultParagraphFont" style:family="text">
      <style:text-properties style:font-name="Arial" fo:language="fr" fo:country="CA"/>
    </style:style>
    <style:style style:name="T254" style:parent-style-name="DefaultParagraphFont" style:family="text">
      <style:text-properties style:font-name="Arial" fo:font-style="italic" style:font-style-asian="italic" fo:language="fr" fo:country="CA"/>
    </style:style>
    <style:style style:name="T255" style:parent-style-name="DefaultParagraphFont" style:family="text">
      <style:text-properties style:font-name="Arial" fo:language="fr" fo:country="CA"/>
    </style:style>
    <style:style style:name="T256" style:parent-style-name="DefaultParagraphFont" style:family="text">
      <style:text-properties style:font-name="Arial" fo:font-style="italic" style:font-style-asian="italic" fo:language="fr" fo:country="CA"/>
    </style:style>
    <style:style style:name="T257" style:parent-style-name="DefaultParagraphFont" style:family="text">
      <style:text-properties style:font-name="Arial" fo:language="fr" fo:country="CA"/>
    </style:style>
    <style:style style:name="T258" style:parent-style-name="DefaultParagraphFont" style:family="text">
      <style:text-properties style:font-name="Arial" fo:font-style="italic" style:font-style-asian="italic" fo:language="fr" fo:country="CA"/>
    </style:style>
    <style:style style:name="T259" style:parent-style-name="DefaultParagraphFont" style:family="text">
      <style:text-properties style:font-name="Arial" fo:language="fr" fo:country="CA"/>
    </style:style>
    <style:style style:name="T260" style:parent-style-name="DefaultParagraphFont" style:family="text">
      <style:text-properties style:font-name="Arial" fo:language="fr" fo:country="CA"/>
    </style:style>
    <style:style style:name="T261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62" style:parent-style-name="DefaultParagraphFont" style:family="text">
      <style:text-properties style:font-name="Arial" fo:language="fr" fo:country="CA"/>
    </style:style>
    <style:style style:name="T263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64" style:parent-style-name="DefaultParagraphFont" style:family="text">
      <style:text-properties style:font-name="Arial" fo:language="fr" fo:country="CA"/>
    </style:style>
    <style:style style:name="P265" style:parent-style-name="Standard" style:family="paragraph">
      <style:paragraph-properties fo:text-align="justify"/>
      <style:text-properties style:font-name="Arial" fo:language="fr" fo:country="CA"/>
    </style:style>
    <style:style style:name="P266" style:parent-style-name="Standard" style:family="paragraph">
      <style:paragraph-properties fo:text-align="justify"/>
    </style:style>
    <style:style style:name="T267" style:parent-style-name="DefaultParagraphFont" style:family="text">
      <style:text-properties style:font-name="Arial" fo:language="fr" fo:country="CA"/>
    </style:style>
    <style:style style:name="T268" style:parent-style-name="DefaultParagraphFont" style:family="text">
      <style:text-properties style:font-name="Arial" fo:font-style="italic" style:font-style-asian="italic" fo:language="fr" fo:country="CA"/>
    </style:style>
    <style:style style:name="T269" style:parent-style-name="DefaultParagraphFont" style:family="text">
      <style:text-properties style:font-name="Arial" fo:language="fr" fo:country="CA"/>
    </style:style>
    <style:style style:name="T270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71" style:parent-style-name="DefaultParagraphFont" style:family="text">
      <style:text-properties style:font-name="Arial" fo:language="fr" fo:country="CA"/>
    </style:style>
    <style:style style:name="T272" style:parent-style-name="DefaultParagraphFont" style:family="text">
      <style:text-properties style:font-name="Arial" fo:language="fr" fo:country="CA"/>
    </style:style>
    <style:style style:name="T273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74" style:parent-style-name="DefaultParagraphFont" style:family="text">
      <style:text-properties style:font-name="Arial" fo:language="fr" fo:country="CA"/>
    </style:style>
    <style:style style:name="T275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76" style:parent-style-name="DefaultParagraphFont" style:family="text">
      <style:text-properties style:font-name="Arial" fo:language="fr" fo:country="CA"/>
    </style:style>
    <style:style style:name="T277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78" style:parent-style-name="DefaultParagraphFont" style:family="text">
      <style:text-properties style:font-name="Arial" fo:language="fr" fo:country="CA"/>
    </style:style>
    <style:style style:name="T279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80" style:parent-style-name="DefaultParagraphFont" style:family="text">
      <style:text-properties style:font-name="Arial" fo:language="fr" fo:country="CA"/>
    </style:style>
    <style:style style:name="T281" style:parent-style-name="DefaultParagraphFont" style:family="text">
      <style:text-properties style:font-name="Arial" fo:language="fr" fo:country="CA"/>
    </style:style>
    <style:style style:name="T282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83" style:parent-style-name="DefaultParagraphFont" style:family="text">
      <style:text-properties style:font-name="Arial" fo:language="fr" fo:country="CA"/>
    </style:style>
    <style:style style:name="T284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85" style:parent-style-name="DefaultParagraphFont" style:family="text">
      <style:text-properties style:font-name="Arial" fo:language="fr" fo:country="CA"/>
    </style:style>
    <style:style style:name="T286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87" style:parent-style-name="DefaultParagraphFont" style:family="text">
      <style:text-properties style:font-name="Arial" fo:language="fr" fo:country="CA"/>
    </style:style>
    <style:style style:name="T288" style:parent-style-name="DefaultParagraphFont" style:family="text">
      <style:text-properties style:font-name="Arial" fo:font-style="italic" style:font-style-asian="italic" style:font-style-complex="italic" fo:language="fr" fo:country="CA"/>
    </style:style>
    <style:style style:name="T289" style:parent-style-name="DefaultParagraphFont" style:family="text">
      <style:text-properties style:font-name="Arial" fo:language="fr" fo:country="CA"/>
    </style:style>
    <style:style style:name="P290" style:parent-style-name="Standard" style:family="paragraph">
      <style:text-properties style:font-name="Arial" fo:language="fr" fo:country="CA"/>
    </style:style>
    <style:style style:name="P291" style:parent-style-name="Standard" style:family="paragraph">
      <style:text-properties style:font-name="Arial"/>
    </style:style>
    <style:style style:name="T292" style:parent-style-name="DefaultParagraphFont" style:family="text">
      <style:text-properties style:font-name="Arial"/>
    </style:style>
    <style:style style:name="P293" style:parent-style-name="Standard" style:family="paragraph">
      <style:text-properties style:font-name="Arial" fo:font-style="italic" style:font-style-asian="italic" style:font-style-complex="italic" fo:language="fr" fo:country="CA"/>
    </style:style>
  </office:automatic-styles>
  <office:body>
    <office:text text:use-soft-page-breaks="true">
      <text:p text:style-name="P1"/>
      <text:p text:style-name="P2">Polytechnique Montréal</text:p>
      <text:p text:style-name="Standard"/>
      <text:p text:style-name="Standard"/>
      <text:p text:style-name="P3">Département de génie informatique et génie logiciel</text:p>
      <text:p text:style-name="P4"/>
      <text:p text:style-name="P5"/>
      <text:p text:style-name="P6"/>
      <text:p text:style-name="P7"/>
      <text:p text:style-name="P8">Cours INF1995:</text:p>
      <text:p text:style-name="P9">Projet initial en génie informatique et travail en équipe</text:p>
      <text:p text:style-name="P10"/>
      <text:p text:style-name="P11"/>
      <text:p text:style-name="P12"/>
      <text:p text:style-name="P13"/>
      <text:p text:style-name="P14">Travail pratique 8</text:p>
      <text:p text:style-name="P15"/>
      <text:p text:style-name="P16">Makefile et production de librairie statique</text:p>
      <text:p text:style-name="P17"/>
      <text:p text:style-name="P18"/>
      <text:p text:style-name="P19"/>
      <text:p text:style-name="P20"/>
      <text:p text:style-name="P21">Par l'équipe</text:p>
      <text:p text:style-name="P22"/>
      <text:p text:style-name="P23">No 95102</text:p>
      <text:p text:style-name="P24"/>
      <text:p text:style-name="P25"/>
      <text:p text:style-name="P26"/>
      <text:p text:style-name="P27"/>
      <text:p text:style-name="P28">Noms:</text:p>
      <text:p text:style-name="P29"/>
      <text:p text:style-name="P30">Nicole Joyal</text:p>
      <text:p text:style-name="P31">Yuri Azar</text:p>
      <text:p text:style-name="P32">Emilio Gagnon</text:p>
      <text:p text:style-name="P33">William Valiquette</text:p>
      <text:p text:style-name="P34">Pascale Sylvestre</text:p>
      <text:p text:style-name="P35">Jérôme Désilets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Date:</text:p>
      <text:p text:style-name="P44">12 mars 2017</text:p>
      <text:p text:style-name="P45"/>
      <text:p text:style-name="P46"/>
      <text:soft-page-break/>
      <text:p text:style-name="P47">Partie 1 : Description de la librairie</text:p>
      <text:p text:style-name="P48"/>
      <text:p text:style-name="P49"><text:span text:style-name="T50">Considérant les</text:span><text:span text:style-name="T51"><text:s/>demandes du projet, nous avons fait nos choix de fonctions et cla</text:span><text:span text:style-name="T52">sses par rapport à leur utilité</text:span><text:span text:style-name="T53"><text:s/>à faire exécuter un parcours au robot.</text:span></text:p>
      <text:p text:style-name="P54"/>
      <text:p text:style-name="P55"><text:span text:style-name="T56">Dans cette optique, nous avons tout d‘abord inclus les co</text:span><text:span text:style-name="T57">des reliés aux moteurs du robot</text:span><text:span text:style-name="T58">, soit notre classe<text:s/></text:span><text:span text:style-name="T59">pwm</text:span><text:span text:style-name="T60">. En<text:s/></text:span><text:span text:style-name="T61">eff</text:span><text:span text:style-name="T62">et, il va nous être primordial<text:s/></text:span><text:span text:style-name="T63">de pouvoir non seulement activer et éteindre les moteurs à notre guise, mais également moduler leur vitess</text:span><text:span text:style-name="T64">e ainsi que <text:s/>changer la direction.</text:span></text:p>
      <text:p text:style-name="P65"/>
      <text:p text:style-name="P66"><text:span text:style-name="T67">Ensuite, il va nous être utile de pouvoir écrire dans les registres du</text:span><text:span text:style-name="T68"><text:s/>robot, ainsi que lire dans ceux-ci. Dans ce but, nous avons inclu</text:span><text:span text:style-name="T69">s</text:span><text:span text:style-name="T70"><text:s/>la classe<text:s/></text:span><text:span text:style-name="T71">communicationUART</text:span><text:span text:style-name="T72">, qui permet de communiquer avec les registres. Cette classe est fortement lié</text:span><text:span text:style-name="T73">e</text:span><text:span text:style-name="T74"><text:s/>à<text:s/></text:span><text:span text:style-name="T75">memoire_24</text:span><text:span text:style-name="T76">,</text:span><text:span text:style-name="T77"><text:s/>qui elle</text:span><text:span text:style-name="T78">, permet de lire et écrire dans l</text:span><text:span text:style-name="T79">es registres. Nous l’avons don</text:span><text:span text:style-name="T80">c également incluse</text:span><text:span text:style-name="T81">.</text:span></text:p>
      <text:p text:style-name="P82"/>
      <text:p text:style-name="P83"><text:span text:style-name="T84">Pour continuer, nous avons jugé l’utilisation de la DEL sur le robot comme pouvant<text:s/></text:span><text:span text:style-name="T85">être nécessaire dans le futur. N</text:span><text:span text:style-name="T86">ous avons donc inclus tous les fichiers nécessaires à son utilisation minimale, en commençant par le fichier<text:s/></text:span><text:span text:style-name="T87">del</text:span><text:span text:style-name="T88"><text:s/>qui contient tou</text:span><text:span text:style-name="T89">tes les méthodes permettant de modifier l’état de celle-ci. Il a fallu évidemment rajouter le fichier<text:s/></text:span><text:span text:style-name="T90">can</text:span><text:span text:style-name="T91">, permettant de lire une entrée analogique et la convertir en numérique, qui nous est essentiel lorsque nous travaillons avec un capteur, ce qui sera n</text:span><text:span text:style-name="T92">écessaire pour exécuter le parcours durant l’épreuve finale. Nous avons également ajouté la classe<text:s/></text:span><text:span text:style-name="T93">delais</text:span><text:span text:style-name="T94">, qui permet de créer un délai</text:span><text:span text:style-name="T95"><text:s/>variable à l’aide de la fonction<text:s/></text:span><text:span text:style-name="T96">_delay</text:span><text:span text:style-name="T97">_</text:span><text:span text:style-name="T98">ms().</text:span><text:span text:style-name="T99"><text:s/>En effet,</text:span><text:span text:style-name="T100"><text:s/>s’il est question de minuteries,<text:s/></text:span><text:span text:style-name="T101">cette classe nous aidera grandem</text:span><text:span text:style-name="T102">ent à faire des minuteries précises en utilisant des variables.</text:span></text:p>
      <text:p text:style-name="P103"/>
      <text:p text:style-name="P104"><text:span text:style-name="T105">Finalement, nous avons inclus le fichier<text:s/></text:span><text:span text:style-name="T106">constante</text:span><text:span text:style-name="T107"><text:s/>pour définir plusieurs constantes au même endroit qui seront utilisées dans tous les autres fichiers.</text:span></text:p>
      <text:p text:style-name="Standard"/>
      <text:p text:style-name="Standard"><text:span text:style-name="T108">1. del</text:span></text:p>
      <text:p text:style-name="P109"/>
      <text:p text:style-name="P110">Ce fichier contient des fonctions pour contrôler la diode électroluminescente.</text:p>
      <text:p text:style-name="P111"/>
      <text:list text:style-name="LFO1" text:continue-numbering="true">
        <text:list-item>
          <text:list>
            <text:list-item>
              <text:p text:style-name="P112">class del</text:p>
              <text:list text:continue-numbering="true">
                <text:list-item>
                  <text:p text:style-name="P113">eteindre()</text:p>
                </text:list-item>
                <text:list-item>
                  <text:p text:style-name="P114">allumerRouge()</text:p>
                </text:list-item>
                <text:list-item>
                  <text:p text:style-name="P115">allumerVert()</text:p>
                </text:list-item>
                <text:list-item>
                  <text:p text:style-name="P116">allumerAmbre()</text:p>
                </text:list-item>
              </text:list>
            </text:list-item>
          </text:list>
        </text:list-item>
      </text:list>
      <text:p text:style-name="P117"/>
      <text:p text:style-name="P118">2. can</text:p>
      <text:p text:style-name="P119"/>
      <text:p text:style-name="P120">Contient la fonction servant à lire l’état du capteur.</text:p>
      <text:list text:style-name="LFO1" text:continue-numbering="true">
        <text:list-item>
          <text:list>
            <text:list-item>
              <text:p text:style-name="P121"><text:span text:style-name="T122">class can</text:span></text:p>
              <text:list text:continue-numbering="true">
                <text:list-item>
                  <text:p text:style-name="P123">lecture()</text:p>
                </text:list-item>
              </text:list>
            </text:list-item>
          </text:list>
        </text:list-item>
      </text:list>
      <text:p text:style-name="P124">Cette méthode fait la conversion analogique-numérique<text:s/>afin de pouvoir analyser les données reçues. Ceci facilite le traitement des données environnementales (luminosité) à l’aide d’opérations arithmétiques et logiques.</text:p>
      <text:p text:style-name="P125"/>
      <text:p text:style-name="P126">3. memoire_24</text:p>
      <text:p text:style-name="P127"/>
      <text:soft-page-break/>
      <text:p text:style-name="P128">Contient les méthodes associées à la lecture et à l’écriture en mémoire</text:p>
      <text:p text:style-name="P129"/>
      <text:list text:style-name="LFO2" text:continue-numbering="true">
        <text:list-item>
          <text:list>
            <text:list-item>
              <text:p text:style-name="P130">class Memoire24CXXX</text:p>
              <text:list text:continue-numbering="true">
                <text:list-item>
                  <text:p text:style-name="P131">choisir_banc()</text:p>
                </text:list-item>
              </text:list>
            </text:list-item>
          </text:list>
        </text:list-item>
      </text:list>
      <text:p text:style-name="P132">Permet de choisir une plage de mémoire à traiter.</text:p>
      <text:p text:style-name="P133"/>
      <text:list text:style-name="LFO2" text:continue-numbering="true">
        <text:list-item>
          <text:list>
            <text:list-item>
              <text:list>
                <text:list-item>
                  <text:p text:style-name="P134">lecture()</text:p>
                </text:list-item>
              </text:list>
            </text:list-item>
          </text:list>
        </text:list-item>
      </text:list>
      <text:p text:style-name="P135"><text:bookmark-start text:name="_Hlk508561212"/>Lire à partir d’une adresse, soit une donnée soit plusieurs données (faut passer une longueur dans le deuxième cas)</text:p>
      <text:p text:style-name="P136"/>
      <text:list text:style-name="LFO2" text:continue-numbering="true">
        <text:list-item>
          <text:list>
            <text:list-item>
              <text:list>
                <text:list-item>
                  <text:p text:style-name="P137"><text:bookmark-end text:name="_Hlk508561212"/>ecriture()</text:p>
                </text:list-item>
              </text:list>
            </text:list-item>
          </text:list>
        </text:list-item>
      </text:list>
      <text:p text:style-name="P138">Écrire à partir d’une adresse, soit une donnée soit plusieurs données (faut passer une longueur dans le deuxième cas)</text:p>
      <text:p text:style-name="P139"/>
      <text:list text:style-name="LFO2" text:continue-numbering="true">
        <text:list-item>
          <text:list>
            <text:list-item>
              <text:list>
                <text:list-item>
                  <text:p text:style-name="P140">ecrire_page()</text:p>
                </text:list-item>
              </text:list>
            </text:list-item>
          </text:list>
        </text:list-item>
      </text:list>
      <text:p text:style-name="P141">Méthode privée, permet d’écrire un bloc de données (en tenant compte des limites de grandeur d’une page)</text:p>
      <text:p text:style-name="P142"/>
      <text:p text:style-name="Standard"><text:span text:style-name="T143">4. constantes</text:span></text:p>
      <text:p text:style-name="P144"/>
      <text:p text:style-name="P145">Ce fichier contient les constantes<text:s/>utilisées dans le projet.<text:s/></text:p>
      <text:list text:style-name="LFO3" text:continue-numbering="true">
        <text:list-item>
          <text:list>
            <text:list-item>
              <text:p text:style-name="P146">Définitions de :</text:p>
              <text:list text:continue-numbering="true">
                <text:list-item>
                  <text:p text:style-name="P147">F_CPU</text:p>
                </text:list-item>
                <text:list-item>
                  <text:p text:style-name="P148">SORTIE</text:p>
                </text:list-item>
                <text:list-item>
                  <text:p text:style-name="P149">ENTREE</text:p>
                </text:list-item>
                <text:list-item>
                  <text:p text:style-name="P150">ROUGE</text:p>
                </text:list-item>
                <text:list-item>
                  <text:p text:style-name="P151">VERTE</text:p>
                </text:list-item>
                <text:list-item>
                  <text:p text:style-name="P152">ETEINT</text:p>
                </text:list-item>
                <text:list-item>
                  <text:p text:style-name="P153"><text:span text:style-name="T154">AVANCER</text:span></text:p>
                </text:list-item>
                <text:list-item>
                  <text:p text:style-name="P155">RECULER</text:p>
                </text:list-item>
              </text:list>
            </text:list-item>
          </text:list>
        </text:list-item>
      </text:list>
      <text:p text:style-name="P156"/>
      <text:p text:style-name="Standard"><text:span text:style-name="T157">5. pwm</text:span></text:p>
      <text:p text:style-name="P158"/>
      <text:p text:style-name="Standard"><text:span text:style-name="T159">Cette classe permet de contrôler la vitesse du moteur et sa direction.</text:span></text:p>
      <text:list text:style-name="LFO3" text:continue-numbering="true">
        <text:list-item>
          <text:list>
            <text:list-item>
              <text:p text:style-name="P160"><text:span text:style-name="T161">class pwm </text:span></text:p>
              <text:list text:continue-numbering="true">
                <text:list-item>
                  <text:p text:style-name="P162">arretMoteur()</text:p>
                </text:list-item>
              </text:list>
            </text:list-item>
          </text:list>
        </text:list-item>
      </text:list>
      <text:p text:style-name="P163"><text:tab/><text:tab/>Arrête les moteurs en mettant les registres à<text:s/>zéro.</text:p>
      <text:p text:style-name="P164"/>
      <text:list text:style-name="LFO3" text:continue-numbering="true">
        <text:list-item>
          <text:list>
            <text:list-item>
              <text:list>
                <text:list-item>
                  <text:p text:style-name="P165"><text:span text:style-name="T166">AjustementPWM(uint8_t droite, uint8_t gauche, uint8_t directionGauche, uint8_t directionDroite)</text:span></text:p>
                </text:list-item>
              </text:list>
            </text:list-item>
          </text:list>
        </text:list-item>
      </text:list>
      <text:p text:style-name="P167">Sert à ajuster la puissance de chaque moteur, donc permet de faire tourner le robot, de contrôlé sa vitesse, sa direction et son sens.</text:p>
      <text:p text:style-name="P168"/>
      <text:p text:style-name="P169"/>
      <text:p text:style-name="P170">6. delais</text:p>
      <text:p text:style-name="P171"/>
      <text:p text:style-name="Standard"><text:span text:style-name="T172">Ce fi</text:span><text:span text:style-name="T173">chier sert à introduire des délais variables.</text:span></text:p>
      <text:list text:style-name="LFO3" text:continue-numbering="true">
        <text:list-item>
          <text:list>
            <text:list-item>
              <text:p text:style-name="P174">class delais</text:p>
              <text:list text:continue-numbering="true">
                <text:list-item>
                  <text:p text:style-name="P175">delaisVariable( int n)</text:p>
                </text:list-item>
              </text:list>
            </text:list-item>
          </text:list>
        </text:list-item>
      </text:list>
      <text:p text:style-name="P176">Permet de faire une fonction délais qui prend en paramètre une variable.</text:p>
      <text:p text:style-name="P177"/>
      <text:p text:style-name="Standard"><text:span text:style-name="T178">7. communicationUART</text:span></text:p>
      <text:p text:style-name="P179"/>
      <text:p text:style-name="Standard"><text:span text:style-name="T180">Cette classe sert à communiquer avec les registres du robot.</text:span></text:p>
      <text:list text:style-name="LFO3" text:continue-numbering="true">
        <text:list-item>
          <text:list>
            <text:list-item>
              <text:p text:style-name="P181">class<text:s/>communicationUART</text:p>
              <text:list text:continue-numbering="true">
                <text:list-item>
                  <text:p text:style-name="P182">initialisationUART()</text:p>
                </text:list-item>
              </text:list>
            </text:list-item>
          </text:list>
        </text:list-item>
      </text:list>
      <text:p text:style-name="P183">Initialise les registres pour permettre la transmission et la réception du UART</text:p>
      <text:p text:style-name="P184"/>
      <text:list text:style-name="LFO3" text:continue-numbering="true">
        <text:list-item>
          <text:list>
            <text:list-item>
              <text:list>
                <text:list-item>
                  <text:p text:style-name="P185">TransmissionUART(uint8_t donnee)</text:p>
                </text:list-item>
              </text:list>
            </text:list-item>
          </text:list>
        </text:list-item>
      </text:list>
      <text:p text:style-name="P186">Transmet les données entrées en paramètre dans les registres du robot.</text:p>
      <text:p text:style-name="P187"/>
      <text:p text:style-name="P188"><text:tab/><text:tab/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Partie 2 : Décrire<text:s/>les modifications apportées au Makefile de départ</text:p>
      <text:p text:style-name="P199"/>
      <text:p text:style-name="P200"><text:span text:style-name="T201"><text:tab/>Pour le tp8, nous avons utilisé trois<text:s/></text:span><text:span text:style-name="T202">makefiles </text:span><text:span text:style-name="T203">: un<text:s/></text:span><text:span text:style-name="T204">makefile</text:span><text:span text:style-name="T205"><text:s/>commun qui comprend les variables communes des<text:s/></text:span><text:span text:style-name="T206">makefiles</text:span><text:span text:style-name="T207">, un<text:s/></text:span><text:span text:style-name="T208">makefile</text:span><text:span text:style-name="T209"><text:s/>pour créer la librairie et un<text:s/></text:span><text:span text:style-name="T210">makefile</text:span><text:span text:style-name="T211"><text:s/>pour exécuter le programme<text:s/></text:span><text:span text:style-name="T212">main</text:span><text:span text:style-name="T213"><text:s/>s</text:span><text:span text:style-name="T214">ervant de test.</text:span></text:p>
      <text:p text:style-name="P215"/>
      <text:p text:style-name="P216"><text:span text:style-name="T217"><text:tab/>Dans le<text:s/></text:span><text:span text:style-name="T218">makefile</text:span><text:span text:style-name="T219"><text:s/>commun nous avons inclus les variables communes comme le nom du microcontrôleur, le compilateur, la fréquence du CPU et les f</text:span><text:span text:style-name="T220">lags<text:s/></text:span><text:span text:style-name="T221">de compilation. Nous avons conservé les valeurs des variables du fichier<text:s/></text:span><text:span text:style-name="T222">makefile</text:span><text:span text:style-name="T223"><text:s/>donné en<text:s/></text:span><text:span text:style-name="T224">exemple.</text:span></text:p>
      <text:p text:style-name="P225"><text:span text:style-name="T226"><text:tab/></text:span></text:p>
      <text:p text:style-name="P227"><text:span text:style-name="T228"><text:tab/>Dans le<text:s/></text:span><text:span text:style-name="T229">makefile</text:span><text:span text:style-name="T230"><text:s/>de la librairie, nous avons tout d’abord inclus le<text:s/></text:span><text:span text:style-name="T231">makefile</text:span><text:span text:style-name="T232"><text:s/>commun. Ensuite, nous avons modifié la variable<text:s/></text:span><text:span text:style-name="T233">PROJECTNAME</text:span><text:span text:style-name="T234"><text:s/>à<text:s/></text:span><text:span text:style-name="T235">libProjet</text:span><text:span text:style-name="T236">. Nous avons aussi ajouté tous les fichiers sources faisant partie de la libraire, soit<text:s/></text:span><text:span text:style-name="T237">can.cpp,</text:span><text:span text:style-name="T238"><text:s/>communicationUART.cpp, del.cpp, delais.cpp, mémoire_24.cpp</text:span><text:span text:style-name="T239"><text:s/>et<text:s/></text:span><text:span text:style-name="T240">pwm.cpp.</text:span><text:span text:style-name="T241"><text:s/>Nous n’avons pas ajusté ni les inclusions ni les librairies liées, car notre librairie ne dépend pas d’autres librairies non-standardisées.</text:span></text:p>
      <text:p text:style-name="P242"/>
      <text:p text:style-name="P243"><text:span text:style-name="T244">Afin de produire une librairie statique (fi</text:span><text:span text:style-name="T245">chier.a) nous avons ajouté une variable<text:s/></text:span><text:span text:style-name="T246">AR</text:span><text:span text:style-name="T247"><text:s/>qui correspond au compilateur d’archive<text:s/></text:span><text:span text:style-name="T248">avr-ar</text:span><text:span text:style-name="T249"><text:s/>et une variable<text:s/></text:span><text:span text:style-name="T250">OPTION_AR<text:s/></text:span><text:span text:style-name="T251">qui correspond aux options utilisées, soit<text:s/></text:span><text:span text:style-name="T252">crs</text:span><text:span text:style-name="T253"><text:s/>(</text:span><text:span text:style-name="T254">c</text:span><text:span text:style-name="T255"><text:s/>pour créer l'archive,<text:s/></text:span><text:span text:style-name="T256">r</text:span><text:span text:style-name="T257"><text:s/>pour insérer les fichiers membres et<text:s/></text:span><text:span text:style-name="T258">s</text:span><text:span text:style-name="T259"><text:s/>pour produire l'index des f</text:span><text:span text:style-name="T260">ichiers objets). Nous avons aussi effacé les option<text:s/></text:span><text:span text:style-name="T261">hex</text:span><text:span text:style-name="T262"><text:s/>et<text:s/></text:span><text:span text:style-name="T263">install,</text:span><text:span text:style-name="T264"><text:s/>car la librairie n’a pas à être installée sur le robot.</text:span></text:p>
      <text:p text:style-name="P265"/>
      <text:p text:style-name="P266"><text:span text:style-name="T267"><text:tab/>Dans le<text:s/></text:span><text:span text:style-name="T268">makefile</text:span><text:span text:style-name="T269"><text:s/>servant à exécuter le code, nous avons aussi inclus le<text:s/></text:span><text:span text:style-name="T270">makefile<text:s/></text:span><text:span text:style-name="T271">commun afin de déclarer les variables communes. E</text:span><text:span text:style-name="T272">nsuite, nous avons modifié la variable<text:s/></text:span><text:span text:style-name="T273">PROJECTNAME</text:span><text:span text:style-name="T274"><text:s/>à<text:s/></text:span><text:span text:style-name="T275">TP8</text:span><text:span text:style-name="T276">, car c’est le<text:s/></text:span><text:span text:style-name="T277">makefile<text:s/></text:span><text:span text:style-name="T278">qui permet d’exécuter le tp8. Comme fichier source, nous utilisons seulement le fichier<text:s/></text:span><text:span text:style-name="T279">main.cpp</text:span><text:span text:style-name="T280">. Nous n’avons pas ajouté d’inclusions, mais nous avons ajouté la librairie que<text:s/></text:span><text:span text:style-name="T281">nous venons de créer (</text:span><text:span text:style-name="T282">libProject.a</text:span><text:span text:style-name="T283">) à la variable<text:s/></text:span><text:span text:style-name="T284">LIBS</text:span><text:span text:style-name="T285">. Pour la suite du<text:s/></text:span><text:span text:style-name="T286">makefile</text:span><text:span text:style-name="T287">, nous avons conservé celui fourni en exemple en nous assurant que l’option<text:s/></text:span><text:span text:style-name="T288">-Im $(LIBS)</text:span><text:span text:style-name="T289"><text:s/>était bien incluse dans la commande permettant l’implémentation de la cible.</text:span></text:p>
      <text:p text:style-name="P290"><text:tab/></text:p>
      <text:p text:style-name="P291"/>
      <text:p text:style-name="Standard"><text:span text:style-name="T292"><text:tab/></text:span></text:p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93in"/>
      </style:footer-style>
    </style:page-layout>
  </office:automatic-styles>
  <office:master-styles>
    <style:master-page style:name="MP0" style:page-layout-name="PL0">
      <style:footer>
        <text:p text:style-name="Footer">INF1995<text:tab/><text:page-number text:fixed="false">5</text:page-number><text:tab/>Makefile et librairie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ay</dc:creator>
    <meta:creation-date>2018-03-12T16:26:00Z</meta:creation-date>
    <dc:date>2018-03-12T20:51:00Z</dc:date>
    <meta:print-date>2018-03-12T20:44:00Z</meta:print-date>
    <meta:template xlink:href="Normal.dotm" xlink:type="simple"/>
    <meta:editing-cycles>4</meta:editing-cycles>
    <meta:editing-duration>PT1320S</meta:editing-duration>
    <meta:user-defined meta:name="Info 1"/>
    <meta:user-defined meta:name="Info 2"/>
    <meta:user-defined meta:name="Info 3"/>
    <meta:user-defined meta:name="Info 4"/>
    <meta:document-statistic meta:page-count="5" meta:paragraph-count="12" meta:word-count="969" meta:character-count="6292" meta:row-count="44" meta:non-whitespace-character-count="5335"/>
  </office:meta>
</office:document-meta>
</file>